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ffffffffffffffffffff</text:p>
          </table:table-cell>
          <table:table-cell table:style-name="ce2" office:value-type="string" calcext:value-type="string">
            <text:p>ffffffffffff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ffffffffff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 office:value-type="string" calcext:value-type="string">
            <text:p>ssssssssss</text:p>
          </table:table-cell>
          <table:table-cell table:number-columns-repeated="2"/>
          <table:table-cell table:style-name="ce2" office:value-type="string" calcext:value-type="string">
            <text:p>ffffffffffff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ssssssssssss</text:p>
          </table:table-cell>
          <table:table-cell table:number-columns-repeated="16382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ffffffffff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2:55:54</meta:creation-date>
    <dc:language>en-US</dc:language>
    <dc:date>2025-02-20T14:50:27</dc:date>
    <meta:editing-cycles>2</meta:editing-cycles>
    <meta:editing-duration>PT1M</meta:editing-duration>
    <meta:generator>LibreOffice/24.2.1.2$Linux_X86_64 LibreOffice_project/db4def46b0453cc22e2d0305797cf981b68ef5ac</meta:generator>
    <meta:document-statistic meta:table-count="1" meta:cell-count="10" meta:object-count="0"/>
    <meta:user-defined meta:name="AppVersion">15.0000</meta:user-defined>
  </office:meta>
</office:document-meta>
</file>